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1" fo:font-size="14pt" fo:language="pt" fo:country="BR" officeooo:paragraph-rsid="00093693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1" fo:font-size="14pt" fo:language="pt" fo:country="BR" officeooo:paragraph-rsid="00040f40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Arial1" fo:font-size="14pt" fo:language="pt" fo:country="BR" officeooo:rsid="0015187d" officeooo:paragraph-rsid="0015187d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1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Arial1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Arial1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8" style:family="paragraph" style:parent-style-name="Standard">
      <style:paragraph-properties fo:orphans="2" fo:widows="2"/>
      <style:text-properties fo:color="#000000" style:font-name="Arial1" fo:font-size="14pt" fo:language="pt" fo:country="BR" officeooo:rsid="000a06fe" officeooo:paragraph-rsid="000a06fe" style:font-size-asian="14pt" style:font-size-complex="14pt"/>
    </style:style>
    <style:style style:name="P9" style:family="paragraph" style:parent-style-name="Standard">
      <style:paragraph-properties fo:orphans="2" fo:widows="2"/>
      <style:text-properties fo:color="#000000" style:font-name="Arial1" fo:font-size="14pt" fo:language="pt" fo:country="BR" officeooo:rsid="000a6eab" officeooo:paragraph-rsid="000a6eab" style:font-size-asian="14pt" style:font-size-complex="14pt"/>
    </style:style>
    <style:style style:name="P10" style:family="paragraph" style:parent-style-name="Standard">
      <style:paragraph-properties fo:orphans="2" fo:widows="2"/>
      <style:text-properties fo:color="#000000" style:font-name="Arial1" fo:font-size="14pt" fo:language="pt" fo:country="BR" officeooo:rsid="000e263a" officeooo:paragraph-rsid="000e263a" style:font-size-asian="14pt" style:font-size-complex="14pt"/>
    </style:style>
    <style:style style:name="P11" style:family="paragraph" style:parent-style-name="Standard">
      <style:paragraph-properties fo:orphans="2" fo:widows="2"/>
      <style:text-properties fo:color="#000000" style:font-name="Arial1" fo:font-size="14pt" fo:language="pt" fo:country="BR" officeooo:rsid="0012c0c0" officeooo:paragraph-rsid="0012c0c0" style:font-size-asian="14pt" style:font-size-complex="14pt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3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4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16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Arial1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Arial1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Arial1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orphans="2" fo:widows="2"/>
      <style:text-properties officeooo:paragraph-rsid="000e263a"/>
    </style:style>
    <style:style style:name="P31" style:family="paragraph" style:parent-style-name="Standard">
      <style:paragraph-properties fo:orphans="2" fo:widows="2"/>
      <style:text-properties officeooo:paragraph-rsid="0010c265"/>
    </style:style>
    <style:style style:name="P32" style:family="paragraph" style:parent-style-name="Standard">
      <style:paragraph-properties fo:text-align="center" style:justify-single-word="false" fo:orphans="2" fo:widows="2"/>
      <style:text-properties officeooo:paragraph-rsid="000e263a"/>
    </style:style>
    <style:style style:name="P33" style:family="paragraph" style:parent-style-name="Standard">
      <style:paragraph-properties fo:text-align="center" style:justify-single-word="false" fo:orphans="2" fo:widows="2"/>
      <style:text-properties officeooo:paragraph-rsid="00149ac7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4527c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586db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2586db" officeooo:paragraph-rsid="002586db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269a2a" officeooo:paragraph-rsid="00269a2a"/>
    </style:style>
    <style:style style:name="P38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4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Arial1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Arial1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 style:list-style-name="L1">
      <style:paragraph-properties fo:orphans="2" fo:widows="2"/>
      <style:text-properties fo:color="#000000" style:font-name="Arial1" fo:font-size="14pt" fo:language="pt" fo:country="BR" officeooo:rsid="00093693" officeooo:paragraph-rsid="00093693" style:font-size-asian="14pt" style:font-size-complex="14pt"/>
    </style:style>
    <style:style style:name="P47" style:family="paragraph" style:parent-style-name="Standard" style:list-style-name="L2">
      <style:paragraph-properties fo:orphans="2" fo:widows="2"/>
      <style:text-properties fo:color="#000000" style:font-name="Arial1" fo:font-size="14pt" fo:language="pt" fo:country="BR" officeooo:rsid="000e263a" officeooo:paragraph-rsid="000e263a" style:font-size-asian="14pt" style:font-size-complex="14pt"/>
    </style:style>
    <style:style style:name="P48" style:family="paragraph" style:parent-style-name="Standard" style:list-style-name="L2">
      <style:paragraph-properties fo:orphans="2" fo:widows="2"/>
      <style:text-properties fo:color="#000000" style:font-name="Arial1" fo:font-size="14pt" fo:language="pt" fo:country="BR" officeooo:rsid="000e263a" officeooo:paragraph-rsid="00149ac7" style:font-size-asian="14pt" style:font-size-complex="14pt"/>
    </style:style>
    <style:style style:name="P49" style:family="paragraph" style:parent-style-name="Standard" style:list-style-name="L1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50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51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Arial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Arial1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56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Arial1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Arial1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Arial1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269a2a"/>
    </style:style>
    <style:style style:name="P6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officeooo:rsid="002837c4" officeooo:paragraph-rsid="002837c4"/>
    </style:style>
    <style:style style:name="P61" style:family="paragraph" style:parent-style-name="Standard" style:list-style-name="L4" style:master-page-name="">
      <loext:graphic-properties draw:fill="none"/>
      <style:paragraph-properties fo:margin-left="1.3cm" fo:margin-right="-0.4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62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269a2a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6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17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1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1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20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0e263a" style:font-size-asian="14pt" style:font-size-complex="14pt"/>
    </style:style>
    <style:style style:name="T21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0a6eab" style:font-size-asian="14pt" style:font-size-complex="14pt"/>
    </style:style>
    <style:style style:name="T22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10c265" style:font-size-asian="14pt" style:font-size-complex="14pt"/>
    </style:style>
    <style:style style:name="T23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149ac7" style:font-size-asian="14pt" style:font-size-complex="14pt"/>
    </style:style>
    <style:style style:name="T24" style:family="text">
      <style:text-properties fo:font-variant="normal" fo:text-transform="none" fo:color="#000000" style:font-name="Arial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29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style:font-name="Arial1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style:font-name="Arial1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style:font-name="Arial1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Arial1" fo:font-size="14pt" fo:letter-spacing="normal" fo:language="pt" fo:country="BR" fo:font-style="italic" style:text-underline-style="solid" style:text-underline-width="auto" style:text-underline-color="font-color" fo:font-weight="normal" officeooo:rsid="000e263a" style:font-size-asian="14pt" style:font-style-asian="italic" style:font-size-complex="14pt" style:font-style-complex="italic"/>
    </style:style>
    <style:style style:name="T34" style:family="text">
      <style:text-properties fo:font-variant="normal" fo:text-transform="none" fo:color="#000000" style:font-name="Arial1" fo:font-size="14pt" fo:letter-spacing="normal" fo:language="pt" fo:country="BR" fo:font-style="italic" fo:font-weight="normal" officeooo:rsid="000e263a" style:font-size-asian="14pt" style:font-style-asian="italic" style:font-size-complex="14pt" style:font-style-complex="italic"/>
    </style:style>
    <style:style style:name="T35" style:family="text">
      <style:text-properties fo:font-variant="normal" fo:text-transform="none" fo:color="#000000" style:font-name="Arial1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6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38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39" style:family="text">
      <style:text-properties fo:font-variant="normal" fo:text-transform="none" fo:color="#bf0041" style:font-name="Arial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bf0041" style:font-name="Arial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bf0041" style:font-name="Arial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bf0041" style:font-name="Arial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bf0041" style:font-name="Arial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bf0041" style:font-name="Arial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bf0041" style:font-name="Arial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0e263a" style:font-size-asian="14pt" style:font-size-complex="14pt"/>
    </style:style>
    <style:style style:name="T47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149ac7" style:font-size-asian="14pt" style:font-size-complex="14pt"/>
    </style:style>
    <style:style style:name="T48" style:family="text">
      <style:text-properties fo:font-variant="normal" fo:text-transform="none" fo:color="#ff4000" style:font-name="Arial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style:font-name="Bahnschrift Light SemiCondensed" fo:letter-spacing="normal" fo:font-style="normal" fo:font-weight="normal" officeooo:rsid="0020a7a9"/>
    </style:style>
    <style:style style:name="T52" style:family="text">
      <style:text-properties fo:font-variant="normal" fo:text-transform="none" style:font-name="Arial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style:font-name="Arial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officeooo:rsid="000261f5"/>
    </style:style>
    <style:style style:name="T55" style:family="text">
      <style:text-properties officeooo:rsid="00040f40"/>
    </style:style>
    <style:style style:name="T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7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58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weight="bold" style:font-style-asian="italic" style:font-weight-asian="bold" style:font-style-complex="italic" style:font-weight-complex="bold"/>
    </style:style>
    <style:style style:name="T61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color="#bf0041"/>
    </style:style>
    <style:style style:name="T64" style:family="text">
      <style:text-properties fo:color="#bf0041" fo:font-style="italic" style:font-style-asian="italic" style:font-style-complex="italic"/>
    </style:style>
    <style:style style:name="T65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color="#bf0041" fo:font-style="italic" fo:font-weight="bold" officeooo:rsid="001d8b35" style:font-style-asian="italic" style:font-weight-asian="bold" style:font-style-complex="italic" style:font-weight-complex="bold"/>
    </style:style>
    <style:style style:name="T67" style:family="text">
      <style:text-properties fo:color="#bf0041" fo:font-style="italic" fo:font-weight="bold" officeooo:rsid="00298856" style:font-style-asian="italic" style:font-weight-asian="bold" style:font-style-complex="italic" style:font-weight-complex="bold"/>
    </style:style>
    <style:style style:name="T68" style:family="text">
      <style:text-properties fo:color="#bf0041" fo:font-weight="bold" style:font-style-asian="italic" style:font-weight-asian="bold" style:font-style-complex="italic" style:font-weight-complex="bold"/>
    </style:style>
    <style:style style:name="T69" style:family="text">
      <style:text-properties fo:color="#bf0041" fo:font-weight="bold" style:font-weight-asian="bold" style:font-weight-complex="bold"/>
    </style:style>
    <style:style style:name="T70" style:family="text">
      <style:text-properties fo:color="#bf0041" fo:font-weight="bold" officeooo:rsid="00298856" style:font-style-asian="normal" style:font-weight-asian="bold" style:font-style-complex="normal" style:font-weight-complex="bold"/>
    </style:style>
    <style:style style:name="T71" style:family="text">
      <style:text-properties fo:color="#bf0041" officeooo:rsid="00298856" style:font-style-asian="normal" style:font-style-complex="normal"/>
    </style:style>
    <style:style style:name="T72" style:family="text">
      <style:text-properties fo:color="#bf0041" officeooo:rsid="00298856"/>
    </style:style>
    <style:style style:name="T73" style:family="text">
      <style:text-properties fo:color="#158466"/>
    </style:style>
    <style:style style:name="T74" style:family="text">
      <style:text-properties fo:color="#158466" fo:font-weight="bold"/>
    </style:style>
    <style:style style:name="T75" style:family="text">
      <style:text-properties style:font-style-asian="italic" style:font-style-complex="italic"/>
    </style:style>
    <style:style style:name="T76" style:family="text">
      <style:text-properties officeooo:rsid="000e263a" style:font-style-asian="italic" style:font-style-complex="italic"/>
    </style:style>
    <style:style style:name="T77" style:family="text">
      <style:text-properties officeooo:rsid="001807cc" style:font-style-asian="italic" style:font-style-complex="italic"/>
    </style:style>
    <style:style style:name="T78" style:family="text">
      <style:text-properties style:font-name="Arial" style:font-style-asian="italic" style:font-style-complex="italic"/>
    </style:style>
    <style:style style:name="T79" style:family="text">
      <style:text-properties officeooo:rsid="001d1c61"/>
    </style:style>
    <style:style style:name="T80" style:family="text">
      <style:text-properties fo:color="#000000" officeooo:rsid="001f73f1"/>
    </style:style>
    <style:style style:name="T81" style:family="text">
      <style:text-properties officeooo:rsid="001d8b35" style:font-style-asian="normal" style:font-style-complex="normal"/>
    </style:style>
    <style:style style:name="T82" style:family="text">
      <style:text-properties officeooo:rsid="00298856" style:font-style-asian="normal" style:font-style-complex="normal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fo:color="#00a933"/>
    </style:style>
    <style:style style:name="T85" style:family="text">
      <style:text-properties fo:color="#ff4000"/>
    </style:style>
    <style:style style:name="T86" style:family="text">
      <style:text-properties officeooo:rsid="002988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ódulo A</text:p>
      <text:p text:style-name="P3"/>
      <text:p text:style-name="P2"><text:span text:style-name="T54"><text:tab/>O nome </text:span><text:span text:style-name="T57">Javascript</text:span><text:span text:style-name="T54"> foi uma decisão de marketing feita pela empresa </text:span><text:span text:style-name="T57">Netscape</text:span><text:span text:style-name="T54">, inspirado na linguagem </text:span><text:span text:style-name="T57">Java</text:span><text:span text:style-name="T54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18">Sun</text:span><text:span text:style-name="T1"> Microsystems (atual </text:span><text:span text:style-name="T18">Oracle</text:span><text:span text:style-name="T1">), optou-se por definir um novo nome à linguagem utilizando a junção das palavras </text:span><text:span text:style-name="T18">ECMA</text:span><text:span text:style-name="T1"> e Javascript, surgindo então </text:span><text:span text:style-name="T3">a</text:span><text:span text:style-name="T1"> </text:span><text:span text:style-name="T18">ECMAScript</text:span><text:span text:style-name="T1">.</text:span> <text:span text:style-name="T55">Isso devido à sacanagem da </text:span><text:span text:style-name="T58">Microsoft</text:span><text:span text:style-name="T55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19">Mozilla</text:span><text:span text:style-name="T16">, </text:span><text:span text:style-name="T17">uma comunidade de software livre.</text:span></text:p>
      <text:p text:style-name="P2"/>
      <text:p text:style-name="P1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4"/>
      <text:p text:style-name="P4">Tecnologias que usam Javascript para:</text:p>
      <text:list xml:id="list726223561" text:style-name="L1">
        <text:list-item>
          <text:p text:style-name="P46"><text:span text:style-name="T8">S</text:span><text:span text:style-name="T1">ervidores: Node.JS</text:span></text:p>
        </text:list-item>
        <text:list-item>
          <text:p text:style-name="P49">Apps Windows: Electron</text:p>
        </text:list-item>
        <text:list-item>
          <text:p text:style-name="P49">Apps Smartphones: PhoneGap, Xamarin, Ionic, React</text:p>
        </text:list-item>
      </text:list>
      <text:p text:style-name="P12"/>
      <text:p text:style-name="P13">O propósito de criação do Javascript foi de fazer <text:span text:style-name="T56">interações na Web</text:span>, através do navegador.</text:p>
      <text:p text:style-name="P13"/>
      <text:p text:style-name="P8"><text:span text:style-name="T1">Quando não solicitamos um arquivo específico ao servidor, ele vai entregar o arquivo de índice do site, que se chama </text:span><text:span text:style-name="T14">index.html</text:span><text:span text:style-name="T1">. </text:span></text:p>
      <text:p text:style-name="P13"/>
      <text:p text:style-name="P31"><text:span text:style-name="T30">DevTools</text:span><text:span text:style-name="T21"> </text:span><text:span text:style-name="T22">(ferramentas do desenvolvedor) </text:span><text:span text:style-name="T21">é uma ferramenta muito útil para quem desenvolve sites, </text:span><text:span text:style-name="T22">mas ela não mostra falhas no seu código HTML, apenas JavaScript. </text:span><text:span text:style-name="T21">No Google </text:span><text:span text:style-name="T22">C</text:span><text:span text:style-name="T21">hrome, vá em →</text:span><text:span text:style-name="T22"> </text:span><text:span text:style-name="T21">configurações → </text:span><text:span text:style-name="T22">m</text:span><text:span text:style-name="T21">ais ferramentas → ferramentas do desenvolvedor. </text:span><text:span text:style-name="T22">Ou o </text:span><text:span text:style-name="T35">atalho</text:span><text:span text:style-name="T31"> </text:span><text:span text:style-name="T29">Control+Shift+I</text:span><text:span text:style-name="T32">.</text:span></text:p>
      <text:p text:style-name="P14"/>
      <text:p text:style-name="P9"><text:span text:style-name="T1">JS é uma linguagem </text:span><text:span text:style-name="T14">Case Sensitive</text:span><text:span text:style-name="T1">, fazendo diferenciação entre letras maiúsculas e minúsculas.</text:span></text:p>
      <text:p text:style-name="P14"/>
      <text:p text:style-name="P10"><text:span text:style-name="T14">Comandos</text:span><text:span text:style-name="T1">:</text:span></text:p>
      <text:p text:style-name="P15"/>
      <text:p text:style-name="P30"><text:span text:style-name="T20">Os </text:span><text:span text:style-name="T33">scripts</text:span><text:span text:style-name="T20"> JS devem ser incluídos no</text:span><text:span text:style-name="T34"> </text:span><text:span text:style-name="T33">final do corpo</text:span><text:span text:style-name="T28"> do documento HTML</text:span><text:span text:style-name="T20">, posicionando a tag </text:span><text:span text:style-name="T39">&lt;/script&gt;</text:span><text:span text:style-name="T20"> logo acima do fechamento da tag &lt;/body&gt;. Isso </text:span><text:soft-page-break/><text:span text:style-name="T20">permite que o conteúdo dele já apareça para o usuário sem ter de esperar sua execução, passando a impressão ao usuário de um site mais rápido.</text:span></text:p>
      <text:p text:style-name="P15"/>
      <text:p text:style-name="P33"><text:span text:style-name="T20">window.alert('</text:span><text:span text:style-name="T46">Olá, Mundo!</text:span><text:span text:style-name="T20">')</text:span></text:p>
      <text:p text:style-name="P33"><text:span text:style-name="T20">window.</text:span><text:span text:style-name="T23">confirm</text:span><text:span text:style-name="T20">('</text:span><text:span text:style-name="T47">Está gostando do site?</text:span><text:span text:style-name="T20">')</text:span></text:p>
      <text:p text:style-name="P33"><text:span text:style-name="T20">window.</text:span><text:span text:style-name="T23">script</text:span><text:span text:style-name="T20">('</text:span><text:span text:style-name="T47">Qual é o seu nome?</text:span><text:span text:style-name="T20">')</text:span></text:p>
      <text:p text:style-name="P32"/>
      <text:list xml:id="list1487986454" text:style-name="L2">
        <text:list-item>
          <text:p text:style-name="P47"><text:span text:style-name="T36">window</text:span><text:span text:style-name="T1"> (opctional) é um objeto que indica uma referência à janela atual do navegador </text:span></text:p>
        </text:list-item>
        <text:list-item>
          <text:p text:style-name="P47"><text:span text:style-name="T36">alert()</text:span><text:span text:style-name="T1"> é um método capaz de disparar uma mini-janela de alerta para avisar algo ao usuário </text:span></text:p>
        </text:list-item>
        <text:list-item>
          <text:p text:style-name="P48"><text:span text:style-name="T37">confirm</text:span><text:span text:style-name="T36">()</text:span><text:span text:style-name="T1"> </text:span><text:span text:style-name="T11">este </text:span><text:span text:style-name="T1">método </text:span><text:span text:style-name="T11">dispara uma mini-janela para </text:span><text:span text:style-name="T12">confirmação</text:span></text:p>
        </text:list-item>
        <text:list-item>
          <text:p text:style-name="P48"><text:span text:style-name="T38">prompt</text:span><text:span text:style-name="T37">()</text:span><text:span text:style-name="T11"> este método dispara uma mini-janela para entrada de dados, </text:span><text:span text:style-name="T51">retorna</text:span><text:span text:style-name="T13"> sempre uma string!</text:span></text:p>
        </text:list-item>
      </text:list>
      <text:p text:style-name="P15"/>
      <text:p text:style-name="P11"><text:span text:style-name="T1">O Javascript </text:span><text:span text:style-name="T15">não exige mais o ponto-e-vírgula</text:span><text:span text:style-name="T1"> no fim de cada comando.</text:span></text:p>
      <text:p text:style-name="P16"/>
      <text:p text:style-name="P16"/>
      <text:p text:style-name="P6">Módulo B</text:p>
      <text:p text:style-name="P6"/>
      <text:p text:style-name="P5">No Javascript, <text:span text:style-name="T73">comentários</text:span> podem utilizar 2 tipos de simbologia e só funcionam dentro da tag &lt;/script&gt;: </text:p>
      <text:list xml:id="list1176645474" text:style-name="L3">
        <text:list-item>
          <text:p text:style-name="P55"><text:span text:style-name="T74">//</text:span> este é um comentário numa única linha<text:tab/><text:span text:style-name="T80">ou...</text:span></text:p>
        </text:list-item>
        <text:list-item>
          <text:p text:style-name="P55"><text:span text:style-name="T74">/*</text:span> este é um comentário</text:p>
          <text:p text:style-name="P55">de mais de uma linha<text:span text:style-name="T74">*/</text:span></text:p>
        </text:list-item>
      </text:list>
      <text:p text:style-name="P26">No HTML, <text:span text:style-name="T84">&lt;!--</text:span><text:span text:style-name="T85">comentário</text:span><text:span text:style-name="T84">--&gt;</text:span></text:p>
      <text:p text:style-name="P26">No CSS, <text:span text:style-name="T84">/*</text:span><text:span text:style-name="T85">comentário</text:span><text:span text:style-name="T84">*/</text:span></text:p>
      <text:p text:style-name="P27"/>
      <text:p text:style-name="P17">O símbolo de atribuição (recebe) é 1 sinal de igual (=).</text:p>
      <text:p text:style-name="P17"/>
      <text:p text:style-name="P17"><text:span text:style-name="T86">Existem 3 palavras reservadas para a declaração de variáveis:</text:span> <text:span text:style-name="T65">var</text:span>, <text:span text:style-name="T65">let </text:span><text:span text:style-name="T82">e</text:span><text:span text:style-name="T81"> </text:span><text:span text:style-name="T66">const</text:span></text:p>
      <text:p text:style-name="P28"/>
      <text:p text:style-name="P18"><text:span text:style-name="T75">Existem 3 formas de delimitar uma </text:span><text:span text:style-name="T65">string</text:span><text:span text:style-name="T75">: </text:span><text:span text:style-name="T76">‘aspas simples’, “aspas duplas” ou `crases`, </text:span><text:span text:style-name="T75">cada uma tem sua função.</text:span></text:p>
      <text:p text:style-name="P25"/>
      <text:p text:style-name="P18"><text:span text:style-name="T75">As </text:span><text:span text:style-name="T68">variáveis</text:span><text:span text:style-name="T75"> são chamadas de identificadores:</text:span></text:p>
      <text:list xml:id="list874765315" text:style-name="L4">
        <text:list-item>
          <text:p text:style-name="P50"><text:span text:style-name="T60">podem</text:span><text:span text:style-name="T75"> começar com letra, $ ou _</text:span></text:p>
        </text:list-item>
        <text:list-item>
          <text:p text:style-name="P50"><text:span text:style-name="T75">é possível usar acentos </text:span><text:span text:style-name="T77">e</text:span><text:span text:style-name="T75"> símbolos. Exemplo: $, </text:span><text:span text:style-name="T78">π</text:span><text:span text:style-name="T75">, </text:span><text:span text:style-name="T78">Σ…</text:span></text:p>
        </text:list-item>
        <text:list-item>
          <text:p text:style-name="P54">são Case Sensitive, maiúsculas e minúsculas fazem diferença!</text:p>
        </text:list-item>
        <text:list-item>
          <text:p text:style-name="P61"><text:span text:style-name="T60">não</text:span><text:span text:style-name="T75"> podem começar com números, conter espaços </text:span><text:span text:style-name="T77">ou palavras reservadas</text:span></text:p>
        </text:list-item>
      </text:list>
      <text:p text:style-name="P45"><text:soft-page-break/></text:p>
      <text:p text:style-name="P38"><text:span text:style-name="T61">A</text:span><text:span text:style-name="T60">talho</text:span><text:span text:style-name="T75">: Control + L limpa a tela do terminal Node</text:span></text:p>
      <text:p text:style-name="P41"/>
      <text:p text:style-name="P40"><text:span text:style-name="T75">Sobre variáveis, o JS não diferencia tipo </text:span><text:span text:style-name="T59">inteiro</text:span><text:span text:style-name="T75"> do tipo </text:span><text:span text:style-name="T59">float</text:span><text:span text:style-name="T75">, considera ambas como </text:span><text:span text:style-name="T65">number</text:span></text:p>
      <text:p text:style-name="P43"/>
      <text:p text:style-name="P42">Tipos de variáveis:</text:p>
      <text:p text:style-name="P44"/>
      <text:list xml:id="list1215692453" text:style-name="L5">
        <text:list-item>
          <text:p text:style-name="P56">number</text:p>
          <text:list>
            <text:list-item>
              <text:p text:style-name="P57">Infinity</text:p>
            </text:list-item>
            <text:list-item>
              <text:p text:style-name="P57">NaN – <text:span text:style-name="T79">Not a Number</text:span></text:p>
            </text:list-item>
          </text:list>
        </text:list-item>
        <text:list-item>
          <text:p text:style-name="P56">string</text:p>
        </text:list-item>
        <text:list-item>
          <text:p text:style-name="P56">boolean</text:p>
        </text:list-item>
        <text:list-item>
          <text:p text:style-name="P57">null</text:p>
        </text:list-item>
        <text:list-item>
          <text:p text:style-name="P57">undefined</text:p>
        </text:list-item>
        <text:list-item>
          <text:p text:style-name="P57">object</text:p>
          <text:list>
            <text:list-item>
              <text:p text:style-name="P57">Array</text:p>
            </text:list-item>
            <text:list-item>
              <text:p text:style-name="P57">null</text:p>
            </text:list-item>
            <text:list-item>
              <text:p text:style-name="P57">…</text:p>
            </text:list-item>
          </text:list>
        </text:list-item>
        <text:list-item>
          <text:p text:style-name="P57">function</text:p>
        </text:list-item>
      </text:list>
      <text:p text:style-name="P29"/>
      <text:p text:style-name="P23">Para abrir o <text:span text:style-name="T63">terminal do Node</text:span> dentro do VSC, escolha a opção <text:span text:style-name="T56">novo terminal</text:span><text:span text:style-name="T59"> </text:span>na guia <text:span text:style-name="T56">Terminal</text:span><text:span text:style-name="T59"> </text:span>e depois digite <text:span text:style-name="T56">node</text:span></text:p>
      <text:p text:style-name="P19">No terminal, o comando <text:span text:style-name="T64">typeof</text:span> apresenta o tipo de variável</text:p>
      <text:p text:style-name="P19"/>
      <text:p text:style-name="P19">No JS, <text:span text:style-name="T83">não é necessário declarar o tipo primitivo</text:span> da variável ao criá-la</text:p>
      <text:p text:style-name="P19"/>
      <text:p text:style-name="P20">Tudo que estiver entre chaves { } é chamado de <text:span text:style-name="T62">bloco</text:span>, toda <text:span text:style-name="T64">função</text:span> em JS está relacionada a um bloco.</text:p>
      <text:p text:style-name="P20"/>
      <text:p text:style-name="P20"/>
      <text:p text:style-name="P22">Conversões de tipos de variáveis:</text:p>
      <text:p text:style-name="P21"><text:span text:style-name="T63">Number.parseInt(n)</text:span> : faz a conversão para número inteiro</text:p>
      <text:p text:style-name="P21"><text:span text:style-name="T63">Number.parseFloat(n)</text:span>: faz a conversão para número real</text:p>
      <text:p text:style-name="P22"><text:span text:style-name="T63">Number(n)</text:span>: faz o JS decidir a conversão automaticamente</text:p>
      <text:p text:style-name="P21">(atenção para as letras maiúsculas, case sensitive)</text:p>
      <text:p text:style-name="P21"/>
      <text:p text:style-name="P22"><text:span text:style-name="T63">String(n)</text:span>: faz a conversão para string, ou vale também <text:span text:style-name="T63">n.toString()</text:span></text:p>
      <text:p text:style-name="P58"/>
      <text:p text:style-name="P58"/>
      <text:p text:style-name="P58"/>
      <text:p text:style-name="P58"/>
      <text:p text:style-name="P39"><text:soft-page-break/>Uma alternativa para fazer a <text:span text:style-name="T83">concatenação de strings</text:span> de forma mais fácil é usando <text:span text:style-name="T62">Template Strings:</text:span></text:p>
      <text:p text:style-name="P24"><text:span text:style-name="T69">`</text:span>Eu estou aprendendo <text:span text:style-name="T69">${</text:span><text:span text:style-name="T85">s</text:span><text:span text:style-name="T69">}`</text:span></text:p>
      <text:list xml:id="list3480006441" text:style-name="L6">
        <text:list-item>
          <text:p text:style-name="P51">As crases fazem a delimitação da template string</text:p>
        </text:list-item>
        <text:list-item>
          <text:p text:style-name="P51">O place holder <text:span text:style-name="T72">${ }</text:span>i dentifica a variável para concatenar</text:p>
        </text:list-item>
      </text:list>
      <text:p text:style-name="P52"/>
      <text:p text:style-name="P36"><text:span text:style-name="T25">O</text:span><text:span text:style-name="T24">utros métodos para formatação de strings:</text:span></text:p>
      <text:p text:style-name="P36"><text:span text:style-name="T48">s</text:span><text:span text:style-name="T40">.lenght</text:span><text:span text:style-name="T24">: (não tem parênteses pois é um atributo), retorna o tamanho da string</text:span></text:p>
      <text:p text:style-name="P34"><text:span text:style-name="T49">s</text:span><text:span text:style-name="T41">.</text:span><text:span text:style-name="T42">toUpperCase()</text:span><text:span text:style-name="T26">: converte para letras maiúsculas</text:span></text:p>
      <text:p text:style-name="P35"><text:span text:style-name="T49">s</text:span><text:span text:style-name="T41">.</text:span><text:span text:style-name="T42">toLowerCase()</text:span><text:span text:style-name="T26">: converte para letras minúsculas</text:span></text:p>
      <text:p text:style-name="P53"/>
      <text:p text:style-name="P37"><text:span text:style-name="T26">F</text:span><text:span text:style-name="T24">ormatando números:</text:span></text:p>
      <text:list xml:id="list86249894" text:style-name="L7">
        <text:list-item>
          <text:p text:style-name="P59"><text:span text:style-name="T27">No Node_terminal, use a função </text:span><text:span text:style-name="T43">.toFixed()</text:span><text:span text:style-name="T27"> para retornar um número de casas decimais. Exemplo:<text:tab/>&gt;var n1 = 1545.5;<text:tab/>&gt;</text:span><text:span text:style-name="T50">n1</text:span><text:span text:style-name="T45">.toFixed(</text:span><text:span text:style-name="T50">2</text:span><text:span text:style-name="T45">)</text:span><text:span text:style-name="T27"> retorna ‘1545.50’</text:span></text:p>
        </text:list-item>
        <text:list-item>
          <text:p text:style-name="P62"><text:span text:style-name="T50">n1</text:span><text:span text:style-name="T45">.toFixed(</text:span><text:span text:style-name="T50">2</text:span><text:span text:style-name="T45">).replace(‘</text:span><text:span text:style-name="T50">.</text:span><text:span text:style-name="T45">’, ‘</text:span><text:span text:style-name="T50">,</text:span><text:span text:style-name="T45">’)</text:span><text:span text:style-name="T27">: substitui o separador decimal de ponto para vírgula</text:span></text:p>
        </text:list-item>
        <text:list-item>
          <text:p text:style-name="P60"><text:span text:style-name="T53">n</text:span><text:span text:style-name="T52">1</text:span><text:span text:style-name="T44">.toLocaleString(‘</text:span><text:span text:style-name="T52">pt-BR</text:span><text:span text:style-name="T44">’, {style: ‘currency’, currency: ‘</text:span><text:span text:style-name="T52">BRL</text:span><text:span text:style-name="T44">’})</text:span><text:span text:style-name="T24">: converte para um valor monetário, com parâmetros de localização e moed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24T00:02:28.265000000</dc:date>
    <meta:editing-duration>PT1H52S</meta:editing-duration>
    <meta:editing-cycles>8</meta:editing-cycles>
    <meta:document-statistic meta:table-count="0" meta:image-count="0" meta:object-count="0" meta:page-count="4" meta:paragraph-count="73" meta:word-count="810" meta:character-count="4939" meta:non-whitespace-character-count="4228"/>
  </office:meta>
</office:document-meta>
</file>